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001" table:style-name="ta1">
        <table:shapes>
          <draw:frame draw:z-index="0" draw:style-name="gr1" draw:text-style-name="P1" svg:width="225.87mm" svg:height="90.3mm" svg:x="75.47mm" svg:y="4.26mm">
            <draw:object draw:notify-on-update-of-ranges="DATA001.A292:DATA001.A495 DATA001.B292:DATA001.B495 DATA001.C292:DATA001.C4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K data</text:p>
          </table:table-cell>
          <table:table-cell office:value-type="string" calcext:value-type="string">
            <text:p>MOSI data</text:p>
          </table:table-cell>
          <table:table-cell office:value-type="string" calcext:value-type="string">
            <text:p>CS dat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21:47:00.014000000</dc:date>
    <meta:editing-duration>PT21M33S</meta:editing-duration>
    <meta:editing-cycles>4</meta:editing-cycles>
    <meta:generator>LibreOffice/4.4.2.2$Windows_x86 LibreOffice_project/c4c7d32d0d49397cad38d62472b0bc8acff48dd6</meta:generator>
    <meta:document-statistic meta:table-count="1" meta:cell-count="12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88cm" svg:height="9.031cm" xlink:href=".." xlink:type="simple" chart:class="chart:line" chart:style-name="ch1">
        <chart:title svg:x="8.949cm" svg:y="0.316cm" chart:style-name="ch2">
          <text:p>Oscilloscope SPI signal</text:p>
        </chart:title>
        <chart:legend chart:legend-position="end" svg:x="20.503cm" svg:y="3.718cm" style:legend-expansion="high" chart:style-name="ch3"/>
        <chart:plot-area chart:style-name="ch4" table:cell-range-address="DATA001.A292:DATA001.C495" chart:data-source-has-labels="row" svg:x="1.547cm" svg:y="1.275cm" svg:width="18.505cm" svg:height="6.51cm">
          <chartooo:coordinate-region svg:x="1.547cm" svg:y="1.275cm" svg:width="18.505cm" svg:height="6.51cm"/>
          <chart:axis chart:dimension="x" chart:name="primary-x" chart:style-name="ch5">
            <chart:title svg:x="10.388cm" svg:y="7.966cm" chart:style-name="ch6">
              <text:p>time</text:p>
            </chart:title>
          </chart:axis>
          <chart:axis chart:dimension="y" chart:name="primary-y" chart:style-name="ch7">
            <chart:title svg:x="0.451cm" svg:y="5.206cm" chart:style-name="ch8">
              <text:p>voltage</text:p>
            </chart:title>
            <chart:grid chart:style-name="ch9" chart:class="major"/>
          </chart:axis>
          <chart:series chart:style-name="ch10" chart:values-cell-range-address="DATA001.A292:DATA001.A495" loext:label-string="clk" chart:class="chart:line">
            <chart:data-point chart:repeated="204"/>
          </chart:series>
          <chart:series chart:style-name="ch11" chart:values-cell-range-address="DATA001.B292:DATA001.B495" loext:label-string="mosi" chart:class="chart:line">
            <chart:data-point chart:repeated="204"/>
          </chart:series>
          <chart:series chart:style-name="ch12" chart:values-cell-range-address="DATA001.C292:DATA001.C495" loext:label-string="cs" chart:class="chart:line">
            <chart:data-point chart:repeated="20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k</text:p>
              </table:table-cell>
              <table:table-cell office:value-type="string">
                <text:p>mosi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DATA001.A292:DATA001.A495</svg:desc>
                </draw:g>
              </table:table-cell>
              <table:table-cell office:value-type="float" office:value="99">
                <text:p>99</text:p>
                <draw:g>
                  <svg:desc>DATA001.B292:DATA001.B495</svg:desc>
                </draw:g>
              </table:table-cell>
              <table:table-cell office:value-type="float" office:value="80">
                <text:p>80</text:p>
                <draw:g>
                  <svg:desc>DATA001.C292:DATA001.C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">
                <text:p>14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">
                <text:p>147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">
                <text:p>14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1">
                <text:p>141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">
                <text:p>140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">
                <text:p>148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">
                <text:p>157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">
                <text:p>154</text:p>
              </table:table-cell>
              <table:table-cell office:value-type="float" office:value="113">
                <text:p>1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">
                <text:p>156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">
                <text:p>154</text:p>
              </table:table-cell>
              <table:table-cell office:value-type="float" office:value="114">
                <text:p>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">
                <text:p>140</text:p>
              </table:table-cell>
              <table:table-cell office:value-type="float" office:value="107">
                <text:p>1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">
                <text:p>140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">
                <text:p>154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">
                <text:p>15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